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236B319F55C5200E9F8.png" manifest:media-type="image/png"/>
  <manifest:file-entry manifest:full-path="Pictures/100000000000025A000001E51CC1FF019BF5A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dad" officeooo:paragraph-rsid="001d9d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9.433cm" svg:y="-0.011cm" svg:width="8.142cm" svg:height="6.56cm" draw:z-index="2"><draw:image xlink:href="Pictures/100000000000025A000001E51CC1FF019BF5A805.png" xlink:type="simple" xlink:show="embed" xlink:actuate="onLoad" draw:mime-type="image/png"/></draw:frame></text:p>
      <text:p text:style-name="P1"><draw:frame draw:style-name="fr1" draw:name="Image3" text:anchor-type="char" svg:x="9.372cm" svg:y="6.091cm" svg:width="8.294cm" svg:height="6.682cm" draw:z-index="1"><draw:image xlink:href="Pictures/100000000000025A000001E51CC1FF019BF5A805.png" xlink:type="simple" xlink:show="embed" xlink:actuate="onLoad" draw:mime-type="image/png"/></draw:frame><draw:frame draw:style-name="fr2" draw:name="Image1" text:anchor-type="char" svg:x="0.062cm" svg:y="6.588cm" svg:width="9.312cm" svg:height="8.758cm" draw:z-index="0"><draw:image xlink:href="Pictures/100000000000025A00000236B319F55C5200E9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2:16:24.651707703</meta:creation-date>
    <dc:date>2022-03-19T13:05:07.901200179</dc:date>
    <meta:editing-duration>PT38M3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2.5.2$Linux_X86_64 LibreOffice_project/20$Build-2</meta:generator>
  </office:meta>
</office:document-meta>
</file>